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3.373cm"/>
    </style:style>
    <style:style style:name="co7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3.12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2.74cm" svg:height="12.79cm" svg:x="2.817cm" svg:y="0.978cm">
            <draw:object draw:notify-on-update-of-ranges="Sheet1.A2:Sheet1.A23 Sheet1.B1:Sheet1.B1 Sheet1.B2:Sheet1.B23 Sheet1.C1:Sheet1.C1 Sheet1.C2:Sheet1.C10 Sheet1.D1:Sheet1.D1 Sheet1.D2:Sheet1.D23 Sheet1.E1:Sheet1.E1 Sheet1.E2:Sheet1.E23 Sheet1.F1:Sheet1.F1 Sheet1.F2:Sheet1.F23 Sheet1.G1:Sheet1.G1 Sheet1.G2:Sheet1.G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Default" office:value-type="string" calcext:value-type="string">
            <text:p>Minimal Spanning Tree</text:p>
          </table:table-cell>
          <table:table-cell table:style-name="ce2" office:value-type="string" calcext:value-type="string">
            <text:p>Brute Force</text:p>
          </table:table-cell>
          <table:table-cell table:style-name="Default" office:value-type="string" calcext:value-type="string">
            <text:p>Random Approach</text:p>
          </table:table-cell>
          <table:table-cell table:style-name="Default" office:value-type="string" calcext:value-type="string">
            <text:p>Greedy Approach</text:p>
          </table:table-cell>
          <table:table-cell table:style-name="Default" office:value-type="string" calcext:value-type="string">
            <text:p>Branch And Bound</text:p>
          </table:table-cell>
          <table:table-cell table:style-name="Default" office:value-type="string" calcext:value-type="string">
            <text:p>Genetic Approac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19" calcext:value-type="float">
            <text:p>5819</text:p>
          </table:table-cell>
          <table:table-cell table:style-name="ce1" office:value-type="float" office:value="652" calcext:value-type="float">
            <text:p>652</text:p>
          </table:table-cell>
          <table:table-cell office:value-type="float" office:value="32537" calcext:value-type="float">
            <text:p>32537</text:p>
          </table:table-cell>
          <table:table-cell office:value-type="float" office:value="799" calcext:value-type="float">
            <text:p>799</text:p>
          </table:table-cell>
          <table:table-cell office:value-type="float" office:value="1329" calcext:value-type="float">
            <text:p>1329</text:p>
          </table:table-cell>
          <table:table-cell office:value-type="float" office:value="5637469" calcext:value-type="float">
            <text:p>563746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753" calcext:value-type="float">
            <text:p>6753</text:p>
          </table:table-cell>
          <table:table-cell table:style-name="ce1" office:value-type="float" office:value="5959" calcext:value-type="float">
            <text:p>5959</text:p>
          </table:table-cell>
          <table:table-cell office:value-type="float" office:value="66271" calcext:value-type="float">
            <text:p>66271</text:p>
          </table:table-cell>
          <table:table-cell office:value-type="float" office:value="1053" calcext:value-type="float">
            <text:p>1053</text:p>
          </table:table-cell>
          <table:table-cell office:value-type="float" office:value="2602" calcext:value-type="float">
            <text:p>2602</text:p>
          </table:table-cell>
          <table:table-cell office:value-type="float" office:value="6344485" calcext:value-type="float">
            <text:p>63444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77" calcext:value-type="float">
            <text:p>9777</text:p>
          </table:table-cell>
          <table:table-cell table:style-name="ce1" office:value-type="float" office:value="23175" calcext:value-type="float">
            <text:p>23175</text:p>
          </table:table-cell>
          <table:table-cell office:value-type="float" office:value="89469" calcext:value-type="float">
            <text:p>89469</text:p>
          </table:table-cell>
          <table:table-cell office:value-type="float" office:value="1681" calcext:value-type="float">
            <text:p>1681</text:p>
          </table:table-cell>
          <table:table-cell office:value-type="float" office:value="5487" calcext:value-type="float">
            <text:p>5487</text:p>
          </table:table-cell>
          <table:table-cell office:value-type="float" office:value="6018861" calcext:value-type="float">
            <text:p>60188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40" calcext:value-type="float">
            <text:p>8640</text:p>
          </table:table-cell>
          <table:table-cell table:style-name="ce1" office:value-type="float" office:value="63699" calcext:value-type="float">
            <text:p>63699</text:p>
          </table:table-cell>
          <table:table-cell office:value-type="float" office:value="82593" calcext:value-type="float">
            <text:p>82593</text:p>
          </table:table-cell>
          <table:table-cell office:value-type="float" office:value="1271" calcext:value-type="float">
            <text:p>1271</text:p>
          </table:table-cell>
          <table:table-cell office:value-type="float" office:value="6326" calcext:value-type="float">
            <text:p>6326</text:p>
          </table:table-cell>
          <table:table-cell office:value-type="float" office:value="6540971" calcext:value-type="float">
            <text:p>654097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6" calcext:value-type="float">
            <text:p>14306</text:p>
          </table:table-cell>
          <table:table-cell table:style-name="ce1" office:value-type="float" office:value="560428" calcext:value-type="float">
            <text:p>560428</text:p>
          </table:table-cell>
          <table:table-cell office:value-type="float" office:value="117489" calcext:value-type="float">
            <text:p>117489</text:p>
          </table:table-cell>
          <table:table-cell office:value-type="float" office:value="1704" calcext:value-type="float">
            <text:p>1704</text:p>
          </table:table-cell>
          <table:table-cell office:value-type="float" office:value="49978" calcext:value-type="float">
            <text:p>49978</text:p>
          </table:table-cell>
          <table:table-cell office:value-type="float" office:value="9271586" calcext:value-type="float">
            <text:p>92715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701" calcext:value-type="float">
            <text:p>27701</text:p>
          </table:table-cell>
          <table:table-cell table:style-name="ce1" office:value-type="float" office:value="2363370" calcext:value-type="float">
            <text:p>2363370</text:p>
          </table:table-cell>
          <table:table-cell office:value-type="float" office:value="117825" calcext:value-type="float">
            <text:p>117825</text:p>
          </table:table-cell>
          <table:table-cell office:value-type="float" office:value="1526" calcext:value-type="float">
            <text:p>1526</text:p>
          </table:table-cell>
          <table:table-cell office:value-type="float" office:value="271644" calcext:value-type="float">
            <text:p>271644</text:p>
          </table:table-cell>
          <table:table-cell office:value-type="float" office:value="5120973" calcext:value-type="float">
            <text:p>512097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813" calcext:value-type="float">
            <text:p>12813</text:p>
          </table:table-cell>
          <table:table-cell table:style-name="ce1" office:value-type="float" office:value="15537164" calcext:value-type="float">
            <text:p>15537164</text:p>
          </table:table-cell>
          <table:table-cell office:value-type="float" office:value="102362" calcext:value-type="float">
            <text:p>102362</text:p>
          </table:table-cell>
          <table:table-cell office:value-type="float" office:value="1355" calcext:value-type="float">
            <text:p>1355</text:p>
          </table:table-cell>
          <table:table-cell office:value-type="float" office:value="171200" calcext:value-type="float">
            <text:p>171200</text:p>
          </table:table-cell>
          <table:table-cell office:value-type="float" office:value="4463531" calcext:value-type="float">
            <text:p>44635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755" calcext:value-type="float">
            <text:p>12755</text:p>
          </table:table-cell>
          <table:table-cell table:style-name="ce1" office:value-type="float" office:value="114911858" calcext:value-type="float">
            <text:p>114911858</text:p>
          </table:table-cell>
          <table:table-cell office:value-type="float" office:value="67086" calcext:value-type="float">
            <text:p>67086</text:p>
          </table:table-cell>
          <table:table-cell office:value-type="float" office:value="1042" calcext:value-type="float">
            <text:p>1042</text:p>
          </table:table-cell>
          <table:table-cell office:value-type="float" office:value="241254" calcext:value-type="float">
            <text:p>241254</text:p>
          </table:table-cell>
          <table:table-cell office:value-type="float" office:value="2935695" calcext:value-type="float">
            <text:p>29356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450" calcext:value-type="float">
            <text:p>10450</text:p>
          </table:table-cell>
          <table:table-cell table:style-name="ce1" office:value-type="float" office:value="853660251" calcext:value-type="float">
            <text:p>853660251</text:p>
          </table:table-cell>
          <table:table-cell office:value-type="float" office:value="79183" calcext:value-type="float">
            <text:p>79183</text:p>
          </table:table-cell>
          <table:table-cell office:value-type="float" office:value="1067" calcext:value-type="float">
            <text:p>1067</text:p>
          </table:table-cell>
          <table:table-cell office:value-type="float" office:value="821386" calcext:value-type="float">
            <text:p>821386</text:p>
          </table:table-cell>
          <table:table-cell office:value-type="float" office:value="3057657" calcext:value-type="float">
            <text:p>305765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039" calcext:value-type="float">
            <text:p>13039</text:p>
          </table:table-cell>
          <table:table-cell office:value-type="string" calcext:value-type="string">
            <text:p>--</text:p>
          </table:table-cell>
          <table:table-cell office:value-type="float" office:value="87996" calcext:value-type="float">
            <text:p>87996</text:p>
          </table:table-cell>
          <table:table-cell office:value-type="float" office:value="1290" calcext:value-type="float">
            <text:p>1290</text:p>
          </table:table-cell>
          <table:table-cell office:value-type="float" office:value="23930554" calcext:value-type="float">
            <text:p>23930554</text:p>
          </table:table-cell>
          <table:table-cell office:value-type="float" office:value="4390125" calcext:value-type="float">
            <text:p>439012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294" calcext:value-type="float">
            <text:p>14294</text:p>
          </table:table-cell>
          <table:table-cell office:value-type="string" calcext:value-type="string">
            <text:p>--</text:p>
          </table:table-cell>
          <table:table-cell office:value-type="float" office:value="96070" calcext:value-type="float">
            <text:p>96070</text:p>
          </table:table-cell>
          <table:table-cell office:value-type="float" office:value="1487" calcext:value-type="float">
            <text:p>1487</text:p>
          </table:table-cell>
          <table:table-cell office:value-type="float" office:value="18959434" calcext:value-type="float">
            <text:p>18959434</text:p>
          </table:table-cell>
          <table:table-cell office:value-type="float" office:value="3269015" calcext:value-type="float">
            <text:p>326901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532" calcext:value-type="float">
            <text:p>23532</text:p>
          </table:table-cell>
          <table:table-cell office:value-type="string" calcext:value-type="string">
            <text:p>--</text:p>
          </table:table-cell>
          <table:table-cell office:value-type="float" office:value="141509" calcext:value-type="float">
            <text:p>141509</text:p>
          </table:table-cell>
          <table:table-cell office:value-type="float" office:value="1710" calcext:value-type="float">
            <text:p>1710</text:p>
          </table:table-cell>
          <table:table-cell office:value-type="float" office:value="49296568" calcext:value-type="float">
            <text:p>49296568</text:p>
          </table:table-cell>
          <table:table-cell office:value-type="float" office:value="3483152" calcext:value-type="float">
            <text:p>348315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911" calcext:value-type="float">
            <text:p>25911</text:p>
          </table:table-cell>
          <table:table-cell office:value-type="string" calcext:value-type="string">
            <text:p>--</text:p>
          </table:table-cell>
          <table:table-cell office:value-type="float" office:value="110468" calcext:value-type="float">
            <text:p>110468</text:p>
          </table:table-cell>
          <table:table-cell office:value-type="float" office:value="1675" calcext:value-type="float">
            <text:p>1675</text:p>
          </table:table-cell>
          <table:table-cell office:value-type="float" office:value="288521978" calcext:value-type="float">
            <text:p>288521978</text:p>
          </table:table-cell>
          <table:table-cell office:value-type="float" office:value="3547960" calcext:value-type="float">
            <text:p>354796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636" calcext:value-type="float">
            <text:p>19636</text:p>
          </table:table-cell>
          <table:table-cell office:value-type="string" calcext:value-type="string">
            <text:p>--</text:p>
          </table:table-cell>
          <table:table-cell office:value-type="float" office:value="122552" calcext:value-type="float">
            <text:p>122552</text:p>
          </table:table-cell>
          <table:table-cell office:value-type="float" office:value="1867" calcext:value-type="float">
            <text:p>1867</text:p>
          </table:table-cell>
          <table:table-cell office:value-type="float" office:value="109491397" calcext:value-type="float">
            <text:p>109491397</text:p>
          </table:table-cell>
          <table:table-cell office:value-type="float" office:value="4076328" calcext:value-type="float">
            <text:p>407632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553" calcext:value-type="float">
            <text:p>22553</text:p>
          </table:table-cell>
          <table:table-cell office:value-type="string" calcext:value-type="string">
            <text:p>--</text:p>
          </table:table-cell>
          <table:table-cell office:value-type="float" office:value="122021" calcext:value-type="float">
            <text:p>122021</text:p>
          </table:table-cell>
          <table:table-cell office:value-type="float" office:value="1910" calcext:value-type="float">
            <text:p>1910</text:p>
          </table:table-cell>
          <table:table-cell office:value-type="float" office:value="56150933" calcext:value-type="float">
            <text:p>56150933</text:p>
          </table:table-cell>
          <table:table-cell office:value-type="float" office:value="4203965" calcext:value-type="float">
            <text:p>420396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376" calcext:value-type="float">
            <text:p>23376</text:p>
          </table:table-cell>
          <table:table-cell office:value-type="string" calcext:value-type="string">
            <text:p>--</text:p>
          </table:table-cell>
          <table:table-cell office:value-type="float" office:value="138966" calcext:value-type="float">
            <text:p>138966</text:p>
          </table:table-cell>
          <table:table-cell office:value-type="float" office:value="2040" calcext:value-type="float">
            <text:p>2040</text:p>
          </table:table-cell>
          <table:table-cell office:value-type="float" office:value="52099124" calcext:value-type="float">
            <text:p>52099124</text:p>
          </table:table-cell>
          <table:table-cell office:value-type="float" office:value="4395226" calcext:value-type="float">
            <text:p>439522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8229" calcext:value-type="float">
            <text:p>28229</text:p>
          </table:table-cell>
          <table:table-cell office:value-type="string" calcext:value-type="string">
            <text:p>--</text:p>
          </table:table-cell>
          <table:table-cell office:value-type="float" office:value="143034" calcext:value-type="float">
            <text:p>143034</text:p>
          </table:table-cell>
          <table:table-cell office:value-type="float" office:value="2441" calcext:value-type="float">
            <text:p>2441</text:p>
          </table:table-cell>
          <table:table-cell office:value-type="float" office:value="871759622" calcext:value-type="float">
            <text:p>871759622</text:p>
          </table:table-cell>
          <table:table-cell office:value-type="float" office:value="4444158" calcext:value-type="float">
            <text:p>444415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961" calcext:value-type="float">
            <text:p>33961</text:p>
          </table:table-cell>
          <table:table-cell office:value-type="string" calcext:value-type="string">
            <text:p>--</text:p>
          </table:table-cell>
          <table:table-cell office:value-type="float" office:value="158149" calcext:value-type="float">
            <text:p>158149</text:p>
          </table:table-cell>
          <table:table-cell office:value-type="float" office:value="2617" calcext:value-type="float">
            <text:p>2617</text:p>
          </table:table-cell>
          <table:table-cell office:value-type="float" office:value="603855613" calcext:value-type="float">
            <text:p>603855613</text:p>
          </table:table-cell>
          <table:table-cell office:value-type="float" office:value="4901589" calcext:value-type="float">
            <text:p>490158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6247" calcext:value-type="float">
            <text:p>106247</text:p>
          </table:table-cell>
          <table:table-cell office:value-type="string" calcext:value-type="string">
            <text:p>--</text:p>
          </table:table-cell>
          <table:table-cell office:value-type="float" office:value="467279" calcext:value-type="float">
            <text:p>467279</text:p>
          </table:table-cell>
          <table:table-cell office:value-type="float" office:value="7334" calcext:value-type="float">
            <text:p>7334</text:p>
          </table:table-cell>
          <table:table-cell office:value-type="float" office:value="780260449" calcext:value-type="float">
            <text:p>780260449</text:p>
          </table:table-cell>
          <table:table-cell office:value-type="float" office:value="4687544" calcext:value-type="float">
            <text:p>468754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33365" calcext:value-type="float">
            <text:p>133365</text:p>
          </table:table-cell>
          <table:table-cell office:value-type="string" calcext:value-type="string">
            <text:p>--</text:p>
          </table:table-cell>
          <table:table-cell office:value-type="float" office:value="617563" calcext:value-type="float">
            <text:p>617563</text:p>
          </table:table-cell>
          <table:table-cell office:value-type="float" office:value="5722" calcext:value-type="float">
            <text:p>5722</text:p>
          </table:table-cell>
          <table:table-cell office:value-type="float" office:value="199788479" calcext:value-type="float">
            <text:p>199788479</text:p>
          </table:table-cell>
          <table:table-cell office:value-type="float" office:value="4910617" calcext:value-type="float">
            <text:p>491061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5290" calcext:value-type="float">
            <text:p>85290</text:p>
          </table:table-cell>
          <table:table-cell office:value-type="string" calcext:value-type="string">
            <text:p>--</text:p>
          </table:table-cell>
          <table:table-cell office:value-type="float" office:value="489085" calcext:value-type="float">
            <text:p>489085</text:p>
          </table:table-cell>
          <table:table-cell office:value-type="float" office:value="6220" calcext:value-type="float">
            <text:p>6220</text:p>
          </table:table-cell>
          <table:table-cell office:value-type="float" office:value="304700320" calcext:value-type="float">
            <text:p>304700320</text:p>
          </table:table-cell>
          <table:table-cell office:value-type="float" office:value="4874108" calcext:value-type="float">
            <text:p>487410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5514" calcext:value-type="float">
            <text:p>55514</text:p>
          </table:table-cell>
          <table:table-cell office:value-type="string" calcext:value-type="string">
            <text:p>--</text:p>
          </table:table-cell>
          <table:table-cell office:value-type="float" office:value="210458" calcext:value-type="float">
            <text:p>210458</text:p>
          </table:table-cell>
          <table:table-cell office:value-type="float" office:value="3342" calcext:value-type="float">
            <text:p>3342</text:p>
          </table:table-cell>
          <table:table-cell office:value-type="float" office:value="714766759" calcext:value-type="float">
            <text:p>714766759</text:p>
          </table:table-cell>
          <table:table-cell office:value-type="float" office:value="5233147" calcext:value-type="float">
            <text:p>523314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--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--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/>
          <table:table-cell office:value-type="string" calcext:value-type="string">
            <text:p>--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--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/>
          <table:table-cell office:value-type="string" calcext:value-type="string">
            <text:p>--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/>
          <table:table-cell office:value-type="string" calcext:value-type="string">
            <text:p>--</text:p>
          </table:table-cell>
          <table:table-cell table:style-name="ce3"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Minimal Spanning Tree</text:p>
          </table:table-cell>
          <table:table-cell table:style-name="ce2" office:value-type="string" calcext:value-type="string">
            <text:p>Brute Force</text:p>
          </table:table-cell>
          <table:table-cell office:value-type="string" calcext:value-type="string">
            <text:p>Random Approach</text:p>
          </table:table-cell>
          <table:table-cell office:value-type="string" calcext:value-type="string">
            <text:p>Greedy Approach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Genetic Approac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0:29:01.4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4S</meta:editing-duration>
    <meta:editing-cycles>6</meta:editing-cycles>
    <meta:generator>LibreOffice/4.3.1.2$Windows_x86 LibreOffice_project/958349dc3b25111dbca392fbc281a05559ef6848</meta:generator>
    <dc:date>2014-12-04T01:05:42.493000000</dc:date>
    <meta:document-statistic meta:table-count="3" meta:cell-count="20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41cm" svg:height="12.791cm" xlink:href=".." xlink:type="simple" chart:class="chart:line" chart:style-name="ch1">
        <chart:legend chart:legend-position="end" svg:x="17.904cm" svg:y="4.851cm" style:legend-expansion="high" chart:style-name="ch2"/>
        <chart:plot-area chart:style-name="ch3" table:cell-range-address="Sheet1.A2:Sheet1.B23 Sheet1.A1:Sheet1.G1 Sheet1.C2:Sheet1.C10 Sheet1.D2:Sheet1.G23" chart:data-source-has-labels="both" svg:x="1.465cm" svg:y="0.255cm" svg:width="15.985cm" svg:height="11.3cm">
          <chartooo:coordinate-region svg:x="3.568cm" svg:y="0.454cm" svg:width="13.695cm" svg:height="10.454cm"/>
          <chart:axis chart:dimension="x" chart:name="primary-x" chart:style-name="ch4" chartooo:axis-type="auto">
            <chartooo:date-scale/>
            <chart:title svg:x="8.077cm" svg:y="11.81cm" chart:style-name="ch5">
              <text:p>Nombre de noeud</text:p>
            </chart:title>
            <chart:categories table:cell-range-address="Sheet1.A2:Sheet1.A23"/>
          </chart:axis>
          <chart:axis chart:dimension="y" chart:name="primary-y" chart:style-name="ch6">
            <chart:title svg:x="0.451cm" svg:y="7.867cm" chart:style-name="ch7">
              <text:p>Temps en Nanosecondes</text:p>
            </chart:title>
            <chart:grid chart:style-name="ch8" chart:class="major"/>
          </chart:axis>
          <chart:series chart:style-name="ch9" chart:values-cell-range-address="Sheet1.B2:Sheet1.B23" chart:label-cell-address="Sheet1.B1:Sheet1.B1" chart:class="chart:line">
            <chart:data-point chart:repeated="22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series chart:style-name="ch11" chart:values-cell-range-address="Sheet1.D2:Sheet1.D23" chart:label-cell-address="Sheet1.D1:Sheet1.D1" chart:class="chart:line">
            <chart:data-point chart:repeated="22"/>
          </chart:series>
          <chart:series chart:style-name="ch12" chart:values-cell-range-address="Sheet1.E2:Sheet1.E23" chart:label-cell-address="Sheet1.E1:Sheet1.E1" chart:class="chart:line">
            <chart:data-point chart:repeated="22"/>
          </chart:series>
          <chart:series chart:style-name="ch13" chart:values-cell-range-address="Sheet1.F2:Sheet1.F23" chart:label-cell-address="Sheet1.F1:Sheet1.F1" chart:class="chart:line">
            <chart:data-point chart:repeated="22"/>
          </chart:series>
          <chart:series chart:style-name="ch14" chart:values-cell-range-address="Sheet1.G2:Sheet1.G23" chart:label-cell-address="Sheet1.G1:Sheet1.G1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l Spanning Tree</text:p>
                <draw:g>
                  <svg:desc>Sheet1.B1:Sheet1.B1</svg:desc>
                </draw:g>
              </table:table-cell>
              <table:table-cell office:value-type="string">
                <text:p>Brute Force</text:p>
                <draw:g>
                  <svg:desc>Sheet1.C1:Sheet1.C1</svg:desc>
                </draw:g>
              </table:table-cell>
              <table:table-cell office:value-type="string">
                <text:p>Random Approach</text:p>
                <draw:g>
                  <svg:desc>Sheet1.D1:Sheet1.D1</svg:desc>
                </draw:g>
              </table:table-cell>
              <table:table-cell office:value-type="string">
                <text:p>Greedy Approach</text:p>
                <draw:g>
                  <svg:desc>Sheet1.E1:Sheet1.E1</svg:desc>
                </draw:g>
              </table:table-cell>
              <table:table-cell office:value-type="string">
                <text:p>Branch And Bound</text:p>
                <draw:g>
                  <svg:desc>Sheet1.F1:Sheet1.F1</svg:desc>
                </draw:g>
              </table:table-cell>
              <table:table-cell office:value-type="string">
                <text:p>Genetic Approac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:Sheet1.A23</svg:desc>
                </draw:g>
              </table:table-cell>
              <table:table-cell office:value-type="float" office:value="5819">
                <text:p>5819</text:p>
                <draw:g>
                  <svg:desc>Sheet1.B2:Sheet1.B23</svg:desc>
                </draw:g>
              </table:table-cell>
              <table:table-cell office:value-type="float" office:value="652">
                <text:p>652</text:p>
                <draw:g>
                  <svg:desc>Sheet1.C2:Sheet1.C10</svg:desc>
                </draw:g>
              </table:table-cell>
              <table:table-cell office:value-type="float" office:value="32537">
                <text:p>32537</text:p>
                <draw:g>
                  <svg:desc>Sheet1.D2:Sheet1.D23</svg:desc>
                </draw:g>
              </table:table-cell>
              <table:table-cell office:value-type="float" office:value="799">
                <text:p>799</text:p>
                <draw:g>
                  <svg:desc>Sheet1.E2:Sheet1.E23</svg:desc>
                </draw:g>
              </table:table-cell>
              <table:table-cell office:value-type="float" office:value="1329">
                <text:p>1329</text:p>
                <draw:g>
                  <svg:desc>Sheet1.F2:Sheet1.F23</svg:desc>
                </draw:g>
              </table:table-cell>
              <table:table-cell office:value-type="float" office:value="5637469">
                <text:p>5637469</text:p>
                <draw:g>
                  <svg:desc>Sheet1.G2:Sheet1.G23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753">
                <text:p>6753</text:p>
              </table:table-cell>
              <table:table-cell office:value-type="float" office:value="5959">
                <text:p>5959</text:p>
              </table:table-cell>
              <table:table-cell office:value-type="float" office:value="66271">
                <text:p>66271</text:p>
              </table:table-cell>
              <table:table-cell office:value-type="float" office:value="1053">
                <text:p>1053</text:p>
              </table:table-cell>
              <table:table-cell office:value-type="float" office:value="2602">
                <text:p>2602</text:p>
              </table:table-cell>
              <table:table-cell office:value-type="float" office:value="6344485">
                <text:p>63444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777">
                <text:p>9777</text:p>
              </table:table-cell>
              <table:table-cell office:value-type="float" office:value="23175">
                <text:p>23175</text:p>
              </table:table-cell>
              <table:table-cell office:value-type="float" office:value="89469">
                <text:p>89469</text:p>
              </table:table-cell>
              <table:table-cell office:value-type="float" office:value="1681">
                <text:p>1681</text:p>
              </table:table-cell>
              <table:table-cell office:value-type="float" office:value="5487">
                <text:p>5487</text:p>
              </table:table-cell>
              <table:table-cell office:value-type="float" office:value="6018861">
                <text:p>60188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640">
                <text:p>8640</text:p>
              </table:table-cell>
              <table:table-cell office:value-type="float" office:value="63699">
                <text:p>63699</text:p>
              </table:table-cell>
              <table:table-cell office:value-type="float" office:value="82593">
                <text:p>82593</text:p>
              </table:table-cell>
              <table:table-cell office:value-type="float" office:value="1271">
                <text:p>1271</text:p>
              </table:table-cell>
              <table:table-cell office:value-type="float" office:value="6326">
                <text:p>6326</text:p>
              </table:table-cell>
              <table:table-cell office:value-type="float" office:value="6540971">
                <text:p>65409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306">
                <text:p>14306</text:p>
              </table:table-cell>
              <table:table-cell office:value-type="float" office:value="560428">
                <text:p>560428</text:p>
              </table:table-cell>
              <table:table-cell office:value-type="float" office:value="117489">
                <text:p>117489</text:p>
              </table:table-cell>
              <table:table-cell office:value-type="float" office:value="1704">
                <text:p>1704</text:p>
              </table:table-cell>
              <table:table-cell office:value-type="float" office:value="49978">
                <text:p>49978</text:p>
              </table:table-cell>
              <table:table-cell office:value-type="float" office:value="9271586">
                <text:p>92715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701">
                <text:p>27701</text:p>
              </table:table-cell>
              <table:table-cell office:value-type="float" office:value="2363370">
                <text:p>2363370</text:p>
              </table:table-cell>
              <table:table-cell office:value-type="float" office:value="117825">
                <text:p>117825</text:p>
              </table:table-cell>
              <table:table-cell office:value-type="float" office:value="1526">
                <text:p>1526</text:p>
              </table:table-cell>
              <table:table-cell office:value-type="float" office:value="271644">
                <text:p>271644</text:p>
              </table:table-cell>
              <table:table-cell office:value-type="float" office:value="5120973">
                <text:p>51209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813">
                <text:p>12813</text:p>
              </table:table-cell>
              <table:table-cell office:value-type="float" office:value="15537164">
                <text:p>15537164</text:p>
              </table:table-cell>
              <table:table-cell office:value-type="float" office:value="102362">
                <text:p>102362</text:p>
              </table:table-cell>
              <table:table-cell office:value-type="float" office:value="1355">
                <text:p>1355</text:p>
              </table:table-cell>
              <table:table-cell office:value-type="float" office:value="171200">
                <text:p>171200</text:p>
              </table:table-cell>
              <table:table-cell office:value-type="float" office:value="4463531">
                <text:p>44635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755">
                <text:p>12755</text:p>
              </table:table-cell>
              <table:table-cell office:value-type="float" office:value="114911858">
                <text:p>114911858</text:p>
              </table:table-cell>
              <table:table-cell office:value-type="float" office:value="67086">
                <text:p>67086</text:p>
              </table:table-cell>
              <table:table-cell office:value-type="float" office:value="1042">
                <text:p>1042</text:p>
              </table:table-cell>
              <table:table-cell office:value-type="float" office:value="241254">
                <text:p>241254</text:p>
              </table:table-cell>
              <table:table-cell office:value-type="float" office:value="2935695">
                <text:p>29356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450">
                <text:p>10450</text:p>
              </table:table-cell>
              <table:table-cell office:value-type="float" office:value="853660251">
                <text:p>853660251</text:p>
              </table:table-cell>
              <table:table-cell office:value-type="float" office:value="79183">
                <text:p>79183</text:p>
              </table:table-cell>
              <table:table-cell office:value-type="float" office:value="1067">
                <text:p>1067</text:p>
              </table:table-cell>
              <table:table-cell office:value-type="float" office:value="821386">
                <text:p>821386</text:p>
              </table:table-cell>
              <table:table-cell office:value-type="float" office:value="3057657">
                <text:p>305765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039">
                <text:p>13039</text:p>
              </table:table-cell>
              <table:table-cell office:value-type="float" office:value="NaN">
                <text:p>NaN</text:p>
              </table:table-cell>
              <table:table-cell office:value-type="float" office:value="87996">
                <text:p>87996</text:p>
              </table:table-cell>
              <table:table-cell office:value-type="float" office:value="1290">
                <text:p>1290</text:p>
              </table:table-cell>
              <table:table-cell office:value-type="float" office:value="23930554">
                <text:p>23930554</text:p>
              </table:table-cell>
              <table:table-cell office:value-type="float" office:value="4390125">
                <text:p>43901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294">
                <text:p>14294</text:p>
              </table:table-cell>
              <table:table-cell office:value-type="float" office:value="NaN">
                <text:p>NaN</text:p>
              </table:table-cell>
              <table:table-cell office:value-type="float" office:value="96070">
                <text:p>96070</text:p>
              </table:table-cell>
              <table:table-cell office:value-type="float" office:value="1487">
                <text:p>1487</text:p>
              </table:table-cell>
              <table:table-cell office:value-type="float" office:value="18959434">
                <text:p>18959434</text:p>
              </table:table-cell>
              <table:table-cell office:value-type="float" office:value="3269015">
                <text:p>32690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532">
                <text:p>23532</text:p>
              </table:table-cell>
              <table:table-cell office:value-type="float" office:value="NaN">
                <text:p>NaN</text:p>
              </table:table-cell>
              <table:table-cell office:value-type="float" office:value="141509">
                <text:p>141509</text:p>
              </table:table-cell>
              <table:table-cell office:value-type="float" office:value="1710">
                <text:p>1710</text:p>
              </table:table-cell>
              <table:table-cell office:value-type="float" office:value="49296568">
                <text:p>49296568</text:p>
              </table:table-cell>
              <table:table-cell office:value-type="float" office:value="3483152">
                <text:p>348315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5911">
                <text:p>25911</text:p>
              </table:table-cell>
              <table:table-cell office:value-type="float" office:value="NaN">
                <text:p>NaN</text:p>
              </table:table-cell>
              <table:table-cell office:value-type="float" office:value="110468">
                <text:p>110468</text:p>
              </table:table-cell>
              <table:table-cell office:value-type="float" office:value="1675">
                <text:p>1675</text:p>
              </table:table-cell>
              <table:table-cell office:value-type="float" office:value="288521978">
                <text:p>288521978</text:p>
              </table:table-cell>
              <table:table-cell office:value-type="float" office:value="3547960">
                <text:p>354796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636">
                <text:p>19636</text:p>
              </table:table-cell>
              <table:table-cell office:value-type="float" office:value="NaN">
                <text:p>NaN</text:p>
              </table:table-cell>
              <table:table-cell office:value-type="float" office:value="122552">
                <text:p>122552</text:p>
              </table:table-cell>
              <table:table-cell office:value-type="float" office:value="1867">
                <text:p>1867</text:p>
              </table:table-cell>
              <table:table-cell office:value-type="float" office:value="109491397">
                <text:p>109491397</text:p>
              </table:table-cell>
              <table:table-cell office:value-type="float" office:value="4076328">
                <text:p>40763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553">
                <text:p>22553</text:p>
              </table:table-cell>
              <table:table-cell office:value-type="float" office:value="NaN">
                <text:p>NaN</text:p>
              </table:table-cell>
              <table:table-cell office:value-type="float" office:value="122021">
                <text:p>122021</text:p>
              </table:table-cell>
              <table:table-cell office:value-type="float" office:value="1910">
                <text:p>1910</text:p>
              </table:table-cell>
              <table:table-cell office:value-type="float" office:value="56150933">
                <text:p>56150933</text:p>
              </table:table-cell>
              <table:table-cell office:value-type="float" office:value="4203965">
                <text:p>420396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376">
                <text:p>23376</text:p>
              </table:table-cell>
              <table:table-cell office:value-type="float" office:value="NaN">
                <text:p>NaN</text:p>
              </table:table-cell>
              <table:table-cell office:value-type="float" office:value="138966">
                <text:p>138966</text:p>
              </table:table-cell>
              <table:table-cell office:value-type="float" office:value="2040">
                <text:p>2040</text:p>
              </table:table-cell>
              <table:table-cell office:value-type="float" office:value="52099124">
                <text:p>52099124</text:p>
              </table:table-cell>
              <table:table-cell office:value-type="float" office:value="4395226">
                <text:p>439522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229">
                <text:p>28229</text:p>
              </table:table-cell>
              <table:table-cell office:value-type="float" office:value="NaN">
                <text:p>NaN</text:p>
              </table:table-cell>
              <table:table-cell office:value-type="float" office:value="143034">
                <text:p>143034</text:p>
              </table:table-cell>
              <table:table-cell office:value-type="float" office:value="2441">
                <text:p>2441</text:p>
              </table:table-cell>
              <table:table-cell office:value-type="float" office:value="871759622">
                <text:p>871759622</text:p>
              </table:table-cell>
              <table:table-cell office:value-type="float" office:value="4444158">
                <text:p>444415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961">
                <text:p>33961</text:p>
              </table:table-cell>
              <table:table-cell office:value-type="float" office:value="NaN">
                <text:p>NaN</text:p>
              </table:table-cell>
              <table:table-cell office:value-type="float" office:value="158149">
                <text:p>158149</text:p>
              </table:table-cell>
              <table:table-cell office:value-type="float" office:value="2617">
                <text:p>2617</text:p>
              </table:table-cell>
              <table:table-cell office:value-type="float" office:value="603855613">
                <text:p>603855613</text:p>
              </table:table-cell>
              <table:table-cell office:value-type="float" office:value="4901589">
                <text:p>49015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6247">
                <text:p>106247</text:p>
              </table:table-cell>
              <table:table-cell office:value-type="float" office:value="NaN">
                <text:p>NaN</text:p>
              </table:table-cell>
              <table:table-cell office:value-type="float" office:value="467279">
                <text:p>467279</text:p>
              </table:table-cell>
              <table:table-cell office:value-type="float" office:value="7334">
                <text:p>7334</text:p>
              </table:table-cell>
              <table:table-cell office:value-type="float" office:value="780260449">
                <text:p>780260449</text:p>
              </table:table-cell>
              <table:table-cell office:value-type="float" office:value="4687544">
                <text:p>46875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3365">
                <text:p>133365</text:p>
              </table:table-cell>
              <table:table-cell office:value-type="float" office:value="NaN">
                <text:p>NaN</text:p>
              </table:table-cell>
              <table:table-cell office:value-type="float" office:value="617563">
                <text:p>617563</text:p>
              </table:table-cell>
              <table:table-cell office:value-type="float" office:value="5722">
                <text:p>5722</text:p>
              </table:table-cell>
              <table:table-cell office:value-type="float" office:value="199788479">
                <text:p>199788479</text:p>
              </table:table-cell>
              <table:table-cell office:value-type="float" office:value="4910617">
                <text:p>491061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5290">
                <text:p>85290</text:p>
              </table:table-cell>
              <table:table-cell office:value-type="float" office:value="NaN">
                <text:p>NaN</text:p>
              </table:table-cell>
              <table:table-cell office:value-type="float" office:value="489085">
                <text:p>489085</text:p>
              </table:table-cell>
              <table:table-cell office:value-type="float" office:value="6220">
                <text:p>6220</text:p>
              </table:table-cell>
              <table:table-cell office:value-type="float" office:value="304700320">
                <text:p>304700320</text:p>
              </table:table-cell>
              <table:table-cell office:value-type="float" office:value="4874108">
                <text:p>48741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5514">
                <text:p>55514</text:p>
              </table:table-cell>
              <table:table-cell office:value-type="float" office:value="NaN">
                <text:p>NaN</text:p>
              </table:table-cell>
              <table:table-cell office:value-type="float" office:value="210458">
                <text:p>210458</text:p>
              </table:table-cell>
              <table:table-cell office:value-type="float" office:value="3342">
                <text:p>3342</text:p>
              </table:table-cell>
              <table:table-cell office:value-type="float" office:value="714766759">
                <text:p>714766759</text:p>
              </table:table-cell>
              <table:table-cell office:value-type="float" office:value="5233147">
                <text:p>5233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